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C00000148E28039DBB948171E.png" manifest:media-type="image/png"/>
  <manifest:file-entry manifest:full-path="Pictures/10000201000002B9000001414A8C37B17E136E25.png" manifest:media-type="image/png"/>
  <manifest:file-entry manifest:full-path="Pictures/10000201000002710000013F52097DC538549AE0.png" manifest:media-type="image/png"/>
  <manifest:file-entry manifest:full-path="Pictures/1000020100000220000000CC3E05E38CBAC73FB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paragraph" svg:width="6.511in" svg:height="3.3228in" draw:z-index="0"><draw:image xlink:href="Pictures/10000201000002710000013F52097DC538549AE0.png" xlink:type="simple" xlink:show="embed" xlink:actuate="onLoad" loext:mime-type="image/png"/></draw:frame></text:p>
      <text:p text:style-name="Standard"/>
      <text:p text:style-name="Standard"><draw:frame draw:style-name="fr2" draw:name="Image2" text:anchor-type="paragraph" svg:width="5.6673in" svg:height="2.1252in" draw:z-index="1"><draw:image xlink:href="Pictures/1000020100000220000000CC3E05E38CBAC73FB6.png" xlink:type="simple" xlink:show="embed" xlink:actuate="onLoad" loext:mime-type="image/png"/></draw:frame></text:p>
      <text:p text:style-name="Standard"/>
      <text:p text:style-name="Standard"><draw:frame draw:style-name="fr1" draw:name="Image4" text:anchor-type="paragraph" svg:width="6.9252in" svg:height="3.189in" draw:z-index="3"><draw:image xlink:href="Pictures/10000201000002B9000001414A8C37B17E136E25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3" text:anchor-type="paragraph" svg:width="6.9252in" svg:height="2.8528in" draw:z-index="2"><draw:image xlink:href="Pictures/100002010000031C00000148E28039DBB948171E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9T05:27:05.964000000</meta:creation-date>
    <dc:date>2019-10-22T16:45:13.278000000</dc:date>
    <meta:editing-duration>PT27M15S</meta:editing-duration>
    <meta:editing-cycles>4</meta:editing-cycles>
    <meta:generator>LibreOffice/6.3.0.4$Windows_X86_64 LibreOffice_project/057fc023c990d676a43019934386b85b21a9ee99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